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Comma" style:data-style-name="N36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" style:family="table-cell" style:parent-style-name="Comma" style:data-style-name="N36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9" style:family="table-cell" style:parent-style-name="Comma" style:data-style-name="N36">
      <style:table-cell-properties fo:border-top="none" fo:border-bottom="thin solid #000000" fo:border-left="thin solid #000000" fo:border-right="thin solid #000000" fo:background-color="transparent"/>
    </style:style>
    <style:style style:name="ce10" style:family="table-cell" style:parent-style-name="Comma" style:data-style-name="N36">
      <style:table-cell-properties fo:border-top="none" fo:border-bottom="none" fo:border-left="thin solid #000000" fo:border-right="thin solid #000000" fo:background-color="transparent"/>
    </style:style>
    <style:style style:name="ce11" style:family="table-cell" style:parent-style-name="Comma" style:data-style-name="N36">
      <style:table-cell-properties fo:border-top="thin solid #000000" fo:border-bottom="none" fo:border-left="thin solid #000000" fo:border-right="thin solid #000000" fo:background-color="transparent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6" style:family="table-cell" style:parent-style-name="Percent_32_2" style:data-style-name="N13"/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23" style:family="table-cell" style:parent-style-name="Comma" style:data-style-name="N36">
      <style:table-cell-properties fo:border="thin solid #000000" fo:background-color="transparen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9" style:family="table-cell" style:parent-style-name="Percent_32_2" style:data-style-name="N13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2" style:family="table-cell" style:parent-style-name="Percent_32_2" style:data-style-name="N13">
      <style:table-cell-properties fo:border-top="none" fo:border-bottom="none" fo:border-left="thin solid #000000" fo:border-right="thin solid #000000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36" style:family="table-cell" style:parent-style-name="Percent_32_2" style:data-style-name="N13">
      <style:table-cell-properties fo:border="thin solid #000000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9" style:family="table-cell" style:parent-style-name="Percent_32_2" style:data-style-name="N37">
      <style:table-cell-properties fo:border-top="none" fo:border-bottom="none" fo:border-left="thin solid #000000" fo:border-right="thin solid #000000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4" style:family="table-cell" style:parent-style-name="Comma" style:data-style-name="N36">
      <style:table-cell-properties fo:border-top="none" fo:border-bottom="thin solid #000000" fo:border-left="thin solid #000000" fo:border-right="thin solid #000000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0" style:family="table-cell" style:parent-style-name="Default" style:data-style-name="N0">
      <style:text-properties fo:font-weight="bold" style:font-weight-asian="bold" style:font-weight-complex="bold"/>
    </style:style>
    <style:style style:name="ce51" style:family="table-cell" style:parent-style-name="Comma" style:data-style-name="N36">
      <style:table-cell-properties fo:border-top="none" fo:border-bottom="none" fo:border-left="none" fo:border-right="thin solid #000000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3" style:family="table-cell" style:parent-style-name="Comma" style:data-style-name="N36">
      <style:table-cell-properties fo:border-top="none" fo:border-bottom="thin solid #000000" fo:border-left="none" fo:border-right="thin solid #000000"/>
    </style:style>
    <style:style style:name="ce54" style:family="table-cell" style:parent-style-name="Default" style:data-style-name="N13"/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6" style:family="table-cell" style:parent-style-name="Comma" style:data-style-name="N36">
      <style:table-cell-properties fo:border-top="thin solid #000000" fo:border-bottom="thin solid #000000" fo:border-left="thin solid #000000" fo:border-right="none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9" style:family="table-cell" style:parent-style-name="Comma" style:data-style-name="N36">
      <style:table-cell-properties fo:border-top="none" fo:border-bottom="none" fo:border-left="thin solid #000000" fo:border-right="none"/>
    </style:style>
    <style:style style:name="ce70" style:family="table-cell" style:parent-style-name="Comma" style:data-style-name="N36"/>
    <style:style style:name="ce71" style:family="table-cell" style:parent-style-name="Default" style:data-style-name="N0">
      <style:table-cell-properties fo:background-color="transparent"/>
    </style:style>
    <style:style style:name="ce72" style:family="table-cell" style:parent-style-name="Comma" style:data-style-name="N36">
      <style:table-cell-properties fo:border-top="thin solid #000000" fo:border-bottom="thin solid #000000" fo:border-left="none" fo:border-right="none"/>
    </style:style>
    <style:style style:name="ce73" style:family="table-cell" style:parent-style-name="Comma" style:data-style-name="N36">
      <style:table-cell-properties fo:border-top="thin solid #000000" fo:border-bottom="thin solid #000000" fo:border-left="none" fo:border-right="thin solid #000000"/>
    </style:style>
    <style:style style:name="ce7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79" style:family="table-cell" style:parent-style-name="Comma" style:data-style-name="N36">
      <style:table-cell-properties fo:border-top="thin solid #000000" fo:border-bottom="none" fo:border-left="thin solid #000000" fo:border-right="thin solid #000000" fo:background-color="transparent"/>
    </style:style>
    <style:style style:name="ce80" style:family="table-cell" style:parent-style-name="Comma" style:data-style-name="N36">
      <style:table-cell-properties fo:border-top="none" fo:border-bottom="none" fo:border-left="thin solid #000000" fo:border-right="thin solid #000000" fo:background-color="transparent"/>
    </style:style>
    <style:style style:name="ce81" style:family="table-cell" style:parent-style-name="Default" style:data-style-name="N0">
      <style:table-cell-properties style:vertical-align="middle" fo:wrap-option="wrap"/>
    </style:style>
    <style:style style:name="ce8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664583333333cm" style:use-optimal-column-width="true"/>
    </style:style>
    <style:style style:name="co3" style:family="table-column">
      <style:table-column-properties fo:break-before="auto" style:column-width="4.55083333333333cm" style:use-optimal-column-width="true"/>
    </style:style>
    <style:style style:name="co4" style:family="table-column">
      <style:table-column-properties fo:break-before="auto" style:column-width="7.540625cm" style:use-optimal-column-width="true"/>
    </style:style>
    <style:style style:name="co5" style:family="table-column">
      <style:table-column-properties fo:break-before="auto" style:column-width="8.70479166666667cm" style:use-optimal-column-width="true"/>
    </style:style>
    <style:style style:name="co6" style:family="table-column">
      <style:table-column-properties fo:break-before="auto" style:column-width="5.50333333333333cm" style:use-optimal-column-width="true"/>
    </style:style>
    <style:style style:name="co7" style:family="table-column">
      <style:table-column-properties fo:break-before="auto" style:column-width="2.38125cm" style:use-optimal-column-width="true"/>
    </style:style>
    <style:style style:name="co8" style:family="table-column">
      <style:table-column-properties fo:break-before="auto" style:column-width="4.89479166666667cm" style:use-optimal-column-width="true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0">
            <text:p>Title:</text:p>
          </table:table-cell>
          <table:table-cell office:value-type="string" table:style-name="ce1">
            <text:p>Humanitarian assistance by donor to Kenya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0">
            <text:p>Source:</text:p>
          </table:table-cell>
          <table:table-cell office:value-type="string" table:style-name="ce1">
            <text:p>Development Initiatives based on UN OCHA FTS data. Data downloaded on 11 Jul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0">
            <text:p>Notes:</text:p>
          </table:table-cell>
          <table:table-cell office:value-type="string" table:style-name="ce1">
            <text:p>US: United States; EU includes ECHO: European Commission’s Humanitarian Aid and Civil Protection department and EU: European Commission; CERF: Central Emergency Response Fund. Private includes individuals and organisations.<text:s/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76">
            <text:p>Donor</text:p>
          </table:table-cell>
          <table:table-cell office:value-type="string" table:style-name="ce77">
            <text:p>Total</text:p>
          </table:table-cell>
          <table:table-cell office:value-type="string" table:style-name="ce17">
            <text:p>US$ m</text:p>
          </table:table-cell>
          <table:table-cell table:number-columns-repeated="2" table:style-name="ce1"/>
          <table:table-cell office:value-type="string" table:style-name="ce13">
            <text:p>Donor</text:p>
          </table:table-cell>
          <table:table-cell office:value-type="string" table:style-name="ce15">
            <text:p>US$ m</text:p>
          </table:table-cell>
          <table:table-cell table:style-name="ce1"/>
          <table:table-cell office:value-type="string" table:style-name="ce1">
            <text:p>Total 5 largest donors</text:p>
          </table:table-cell>
          <table:table-cell office:value-type="float" office:value="70.797964000000007" table:formula="msoxl:=SUM(D7:D11)" table:style-name="ce19">
            <text:p><text:s/>70.8<text:s/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76">
            <text:p>US</text:p>
          </table:table-cell>
          <table:table-cell office:value-type="float" office:value="24565843" table:style-name="ce78">
            <text:p>24565843</text:p>
          </table:table-cell>
          <table:table-cell office:value-type="float" office:value="24.565843000000001" table:formula="msoxl:=C7/1000000" table:style-name="ce79">
            <text:p><text:s/>24.6<text:s/></text:p>
          </table:table-cell>
          <table:table-cell office:value-type="percentage" office:value="0.28835543223389232" table:formula="msoxl:=D7/$D$22" table:style-name="ce16">
            <text:p>29%</text:p>
          </table:table-cell>
          <table:table-cell table:style-name="ce1"/>
          <table:table-cell office:value-type="string" table:style-name="ce17">
            <text:p>US</text:p>
          </table:table-cell>
          <table:table-cell office:value-type="float" office:value="24.565843000000001" table:style-name="ce11">
            <text:p><text:s/>24.6<text:s/></text:p>
          </table:table-cell>
          <table:table-cell table:style-name="ce1"/>
          <table:table-cell office:value-type="string" table:style-name="ce1">
            <text:p>% 5 largest donors</text:p>
          </table:table-cell>
          <table:table-cell office:value-type="percentage" office:value="0.83103101776314159" table:formula="msoxl:=K6/D22" table:style-name="ce16">
            <text:p>83%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0">
            <text:p>ECHO</text:p>
          </table:table-cell>
          <table:table-cell office:value-type="float" office:value="21088793" table:style-name="ce21">
            <text:p>21088793</text:p>
          </table:table-cell>
          <table:table-cell office:value-type="float" office:value="21.088792999999999" table:formula="msoxl:=C8/1000000" table:style-name="ce80">
            <text:p><text:s/>21.1<text:s/></text:p>
          </table:table-cell>
          <table:table-cell office:value-type="percentage" office:value="0.2475415975265364" table:formula="msoxl:=D8/$D$22" table:style-name="ce16">
            <text:p>25%</text:p>
          </table:table-cell>
          <table:table-cell table:style-name="ce1"/>
          <table:table-cell office:value-type="string" table:style-name="ce18">
            <text:p>EU</text:p>
          </table:table-cell>
          <table:table-cell office:value-type="float" office:value="21.408732999999998" table:style-name="ce10">
            <text:p><text:s/>21.4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0">
            <text:p>Germany</text:p>
          </table:table-cell>
          <table:table-cell office:value-type="float" office:value="11319009" table:style-name="ce21">
            <text:p>11319009</text:p>
          </table:table-cell>
          <table:table-cell office:value-type="float" office:value="11.319008999999999" table:formula="msoxl:=C9/1000000" table:style-name="ce80">
            <text:p><text:s/>11.3<text:s/></text:p>
          </table:table-cell>
          <table:table-cell office:value-type="percentage" office:value="0.13286324970221119" table:formula="msoxl:=D9/$D$22" table:style-name="ce16">
            <text:p>13%</text:p>
          </table:table-cell>
          <table:table-cell table:style-name="ce1"/>
          <table:table-cell office:value-type="string" table:style-name="ce18">
            <text:p>Germany</text:p>
          </table:table-cell>
          <table:table-cell office:value-type="float" office:value="11.319008999999999" table:style-name="ce10">
            <text:p><text:s/>11.3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0">
            <text:p>Canada</text:p>
          </table:table-cell>
          <table:table-cell office:value-type="float" office:value="8862630" table:style-name="ce21">
            <text:p>8862630</text:p>
          </table:table-cell>
          <table:table-cell office:value-type="float" office:value="8.8626299999999993" table:formula="msoxl:=C10/1000000" table:style-name="ce80">
            <text:p><text:s/>8.9<text:s/></text:p>
          </table:table-cell>
          <table:table-cell office:value-type="percentage" office:value="0.10403011630331842" table:formula="msoxl:=D10/$D$22" table:style-name="ce16">
            <text:p>10%</text:p>
          </table:table-cell>
          <table:table-cell table:style-name="ce1"/>
          <table:table-cell office:value-type="string" table:style-name="ce18">
            <text:p>Canada</text:p>
          </table:table-cell>
          <table:table-cell office:value-type="float" office:value="8.8626299999999993" table:style-name="ce10">
            <text:p><text:s/>8.9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0">
            <text:p>CERF</text:p>
          </table:table-cell>
          <table:table-cell office:value-type="float" office:value="4961689" table:style-name="ce21">
            <text:p>4961689</text:p>
          </table:table-cell>
          <table:table-cell office:value-type="float" office:value="4.9616889999999998" table:formula="msoxl:=C11/1000000" table:style-name="ce80">
            <text:p><text:s/>5.0<text:s/></text:p>
          </table:table-cell>
          <table:table-cell office:value-type="percentage" office:value="5.824062199718319E-2" table:formula="msoxl:=D11/$D$22" table:style-name="ce16">
            <text:p>6%</text:p>
          </table:table-cell>
          <table:table-cell table:style-name="ce1"/>
          <table:table-cell office:value-type="string" table:style-name="ce18">
            <text:p>CERF</text:p>
          </table:table-cell>
          <table:table-cell office:value-type="float" office:value="4.9616889999999998" table:style-name="ce10">
            <text:p><text:s/>5.0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0">
            <text:p>Japan</text:p>
          </table:table-cell>
          <table:table-cell office:value-type="float" office:value="4040955" table:style-name="ce21">
            <text:p>4040955</text:p>
          </table:table-cell>
          <table:table-cell office:value-type="float" office:value="4.0409550000000003" table:formula="msoxl:=C12/1000000" table:style-name="ce80">
            <text:p><text:s/>4.0<text:s/></text:p>
          </table:table-cell>
          <table:table-cell office:value-type="percentage" office:value="4.7432987569883449E-2" table:formula="msoxl:=D12/$D$22" table:style-name="ce16">
            <text:p>5%</text:p>
          </table:table-cell>
          <table:table-cell table:style-name="ce1"/>
          <table:table-cell office:value-type="string" table:style-name="ce18">
            <text:p>Japan</text:p>
          </table:table-cell>
          <table:table-cell office:value-type="float" office:value="4.0409550000000003" table:style-name="ce10">
            <text:p><text:s/>4.0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0">
            <text:p>Denmark</text:p>
          </table:table-cell>
          <table:table-cell office:value-type="float" office:value="2480997" table:style-name="ce21">
            <text:p>2480997</text:p>
          </table:table-cell>
          <table:table-cell office:value-type="float" office:value="2.4809969999999999" table:formula="msoxl:=C13/1000000" table:style-name="ce80">
            <text:p><text:s/>2.5<text:s/></text:p>
          </table:table-cell>
          <table:table-cell office:value-type="percentage" office:value="2.9122101053319849E-2" table:formula="msoxl:=D13/$D$22" table:style-name="ce16">
            <text:p>3%</text:p>
          </table:table-cell>
          <table:table-cell table:style-name="ce1"/>
          <table:table-cell office:value-type="string" table:style-name="ce18">
            <text:p>Denmark</text:p>
          </table:table-cell>
          <table:table-cell office:value-type="float" office:value="2.4809969999999999" table:style-name="ce10">
            <text:p><text:s/>2.5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0">
            <text:p>Sweden</text:p>
          </table:table-cell>
          <table:table-cell office:value-type="float" office:value="1732293" table:style-name="ce21">
            <text:p>1732293</text:p>
          </table:table-cell>
          <table:table-cell office:value-type="float" office:value="1.7322930000000001" table:formula="msoxl:=C14/1000000" table:style-name="ce80">
            <text:p><text:s/>1.7<text:s/></text:p>
          </table:table-cell>
          <table:table-cell office:value-type="percentage" office:value="2.0333765740127296E-2" table:formula="msoxl:=D14/$D$22" table:style-name="ce16">
            <text:p>2%</text:p>
          </table:table-cell>
          <table:table-cell table:style-name="ce1"/>
          <table:table-cell office:value-type="string" table:style-name="ce18">
            <text:p>Sweden</text:p>
          </table:table-cell>
          <table:table-cell office:value-type="float" office:value="1.7322930000000001" table:style-name="ce10">
            <text:p><text:s/>1.7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0">
            <text:p>Norway</text:p>
          </table:table-cell>
          <table:table-cell office:value-type="float" office:value="1715937" table:style-name="ce21">
            <text:p>1715937</text:p>
          </table:table-cell>
          <table:table-cell office:value-type="float" office:value="1.715937" table:formula="msoxl:=C15/1000000" table:style-name="ce80">
            <text:p><text:s/>1.7<text:s/></text:p>
          </table:table-cell>
          <table:table-cell office:value-type="percentage" office:value="2.0141777968748251E-2" table:formula="msoxl:=D15/$D$22" table:style-name="ce16">
            <text:p>2%</text:p>
          </table:table-cell>
          <table:table-cell table:style-name="ce1"/>
          <table:table-cell office:value-type="string" table:style-name="ce18">
            <text:p>Norway</text:p>
          </table:table-cell>
          <table:table-cell office:value-type="float" office:value="1.715937" table:style-name="ce10">
            <text:p><text:s/>1.7<text:s/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0">
            <text:p>Various Donors (details not yet provided)</text:p>
          </table:table-cell>
          <table:table-cell office:value-type="float" office:value="1560000" table:style-name="ce21">
            <text:p>1560000</text:p>
          </table:table-cell>
          <table:table-cell office:value-type="float" office:value="1.56" table:formula="msoxl:=C16/1000000" table:style-name="ce10">
            <text:p><text:s/>1.6<text:s/></text:p>
          </table:table-cell>
          <table:table-cell office:value-type="percentage" office:value="1.8311379515242851E-2" table:formula="msoxl:=D16/$D$22" table:style-name="ce16">
            <text:p>2%</text:p>
          </table:table-cell>
          <table:table-cell table:style-name="ce1"/>
          <table:table-cell office:value-type="string" table:style-name="ce22">
            <text:p>Private</text:p>
          </table:table-cell>
          <table:table-cell office:value-type="float" office:value="1.1129819999999999" table:style-name="ce9">
            <text:p><text:s/>1.1<text:s/>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0">
            <text:p>Private (individuals &amp; organisations)</text:p>
          </table:table-cell>
          <table:table-cell office:value-type="float" office:value="1112982" table:style-name="ce21">
            <text:p>1112982</text:p>
          </table:table-cell>
          <table:table-cell office:value-type="float" office:value="1.1129819999999999" table:formula="msoxl:=C17/1000000" table:style-name="ce80">
            <text:p><text:s/>1.1<text:s/></text:p>
          </table:table-cell>
          <table:table-cell office:value-type="percentage" office:value="1.306425371515001E-2" table:formula="msoxl:=D17/$D$22" table:style-name="ce16">
            <text:p>1%</text:p>
          </table:table-cell>
          <table:table-cell table:style-name="ce1">
            <draw:frame xmlns:presentation="urn:oasis:names:tc:opendocument:xmlns:presentation:1.0" draw:z-index="1" draw:id="id0" draw:style-name="a0" draw:name="Chart 2" svg:x="0.33333in" svg:y="0.15625in" svg:width="5.76667in" svg:height="3.1062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0">
            <text:p>Switzerland</text:p>
          </table:table-cell>
          <table:table-cell office:value-type="float" office:value="987167" table:style-name="ce21">
            <text:p>987167</text:p>
          </table:table-cell>
          <table:table-cell office:value-type="float" office:value="0.98716700000000002" table:formula="msoxl:=C18/1000000" table:style-name="ce10">
            <text:p><text:s/>1.0<text:s/></text:p>
          </table:table-cell>
          <table:table-cell office:value-type="percentage" office:value="1.1587429219181884E-2" table:formula="msoxl:=D18/$D$22" table:style-name="ce16">
            <text:p>1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0">
            <text:p>EC</text:p>
          </table:table-cell>
          <table:table-cell office:value-type="float" office:value="319940" table:style-name="ce21">
            <text:p>319940</text:p>
          </table:table-cell>
          <table:table-cell office:value-type="float" office:value="0.31994" table:formula="msoxl:=C19/1000000" table:style-name="ce80">
            <text:p><text:s/>0.3<text:s/></text:p>
          </table:table-cell>
          <table:table-cell office:value-type="percentage" office:value="3.7554761295556394E-3" table:formula="msoxl:=D19/$D$22" table:style-name="ce16">
            <text:p>0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0">
            <text:p>Kuwait</text:p>
          </table:table-cell>
          <table:table-cell office:value-type="float" office:value="303531" table:style-name="ce21">
            <text:p>303531</text:p>
          </table:table-cell>
          <table:table-cell office:value-type="float" office:value="0.303531" table:formula="msoxl:=C20/1000000" table:style-name="ce10">
            <text:p><text:s/>0.3<text:s/></text:p>
          </table:table-cell>
          <table:table-cell office:value-type="percentage" office:value="3.5628662407956265E-3" table:formula="msoxl:=D20/$D$22" table:style-name="ce16">
            <text:p>0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0">
            <text:p>Start Fund</text:p>
          </table:table-cell>
          <table:table-cell office:value-type="float" office:value="141160" table:style-name="ce21">
            <text:p>141160</text:p>
          </table:table-cell>
          <table:table-cell office:value-type="float" office:value="0.14116000000000001" table:formula="msoxl:=C21/1000000" table:style-name="ce10">
            <text:p><text:s/>0.1<text:s/></text:p>
          </table:table-cell>
          <table:table-cell office:value-type="percentage" office:value="1.6569450848536416E-3" table:formula="msoxl:=D21/$D$22" table:style-name="ce16">
            <text:p>0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Grand Total</text:p>
          </table:table-cell>
          <table:table-cell office:value-type="float" office:value="85192926" table:style-name="ce3">
            <text:p>85192926</text:p>
          </table:table-cell>
          <table:table-cell office:value-type="float" office:value="85.192926" table:formula="msoxl:=C22/1000000" table:style-name="ce23">
            <text:p><text:s/>85.2<text:s/></text:p>
          </table:table-cell>
          <table:table-cell office:value-type="percentage" office:value="1" table:formula="msoxl:=D22/$D$22" table:style-name="ce16">
            <text:p>100%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Fig_2" table:style-name="ta2"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50">
            <text:p>Title:</text:p>
          </table:table-cell>
          <table:table-cell office:value-type="string" table:style-name="ce1">
            <text:p>Pooled funding to Kenya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0">
            <text:p>Source:</text:p>
          </table:table-cell>
          <table:table-cell office:value-type="string" table:style-name="ce1">
            <text:p>Development Initiatives based on UN OCHA FTS data. Data downloaded on 11 July 2016</text:p>
          </table:table-cell>
          <table:table-cell table:number-columns-repeated="16382" table:style-name="ce1"/>
        </table:table-row>
        <table:table-row table:style-name="ro1">
          <table:table-cell table:style-name="ce50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40">
            <text:p>Donor</text:p>
          </table:table-cell>
          <table:table-cell office:value-type="float" office:value="2012" table:style-name="ce49">
            <text:p>2012</text:p>
          </table:table-cell>
          <table:table-cell office:value-type="float" office:value="2013" table:style-name="ce57">
            <text:p>2013</text:p>
          </table:table-cell>
          <table:table-cell office:value-type="float" office:value="2014" table:style-name="ce57">
            <text:p>2014</text:p>
          </table:table-cell>
          <table:table-cell office:value-type="float" office:value="2016" table:style-name="ce58">
            <text:p>2016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41">
            <text:p>CERF</text:p>
          </table:table-cell>
          <table:table-cell office:value-type="float" office:value="2000830" table:style-name="ce38">
            <text:p>2000830</text:p>
          </table:table-cell>
          <table:table-cell office:value-type="float" office:value="3039186" table:style-name="ce59">
            <text:p>3039186</text:p>
          </table:table-cell>
          <table:table-cell office:value-type="float" office:value="23640491" table:style-name="ce59">
            <text:p>23640491</text:p>
          </table:table-cell>
          <table:table-cell office:value-type="float" office:value="4961689" table:style-name="ce60">
            <text:p>4961689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42">
            <text:p>ERF</text:p>
          </table:table-cell>
          <table:table-cell office:value-type="float" office:value="1963871" table:style-name="ce6">
            <text:p>1963871</text:p>
          </table:table-cell>
          <table:table-cell office:value-type="float" office:value="2854865" table:style-name="ce61">
            <text:p>2854865</text:p>
          </table:table-cell>
          <table:table-cell table:style-name="ce61"/>
          <table:table-cell table:style-name="ce6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63">
            <text:p>Grand Total</text:p>
          </table:table-cell>
          <table:table-cell office:value-type="float" office:value="3964701" table:style-name="ce64">
            <text:p>3964701</text:p>
          </table:table-cell>
          <table:table-cell office:value-type="float" office:value="5894051" table:style-name="ce65">
            <text:p>5894051</text:p>
          </table:table-cell>
          <table:table-cell office:value-type="float" office:value="23640491" table:style-name="ce65">
            <text:p>23640491</text:p>
          </table:table-cell>
          <table:table-cell office:value-type="float" office:value="4961689" table:style-name="ce66">
            <text:p>496168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40">
            <text:p>Donor</text:p>
          </table:table-cell>
          <table:table-cell office:value-type="float" office:value="2012" table:style-name="ce55">
            <text:p>2012</text:p>
          </table:table-cell>
          <table:table-cell office:value-type="float" office:value="2013" table:style-name="ce67">
            <text:p>2013</text:p>
          </table:table-cell>
          <table:table-cell office:value-type="float" office:value="2014" table:style-name="ce67">
            <text:p>2014</text:p>
          </table:table-cell>
          <table:table-cell office:value-type="float" office:value="2015" table:style-name="ce67">
            <text:p>2015</text:p>
          </table:table-cell>
          <table:table-cell office:value-type="float" office:value="2016" table:style-name="ce68">
            <text:p>2016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41">
            <text:p>Central Emergency Response Fund</text:p>
          </table:table-cell>
          <table:table-cell office:value-type="float" office:value="2.0008300000000001" table:formula="msoxl:=D6/1000000" table:style-name="ce69">
            <text:p><text:s/>2.0<text:s/></text:p>
          </table:table-cell>
          <table:table-cell office:value-type="float" office:value="3.0391859999999999" table:formula="msoxl:=E6/1000000" table:style-name="ce70">
            <text:p><text:s/>3.0<text:s/></text:p>
          </table:table-cell>
          <table:table-cell office:value-type="float" office:value="23.640491000000001" table:formula="msoxl:=F6/1000000" table:style-name="ce70">
            <text:p><text:s/>23.6<text:s/></text:p>
          </table:table-cell>
          <table:table-cell office:value-type="float" office:value="0" table:style-name="ce71">
            <text:p>0</text:p>
          </table:table-cell>
          <table:table-cell office:value-type="float" office:value="4.9616889999999998" table:formula="msoxl:=G6/1000000" table:style-name="ce51">
            <text:p><text:s/>5.0<text:s/>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42">
            <text:p>Emergency Response Fund (OCHA)</text:p>
          </table:table-cell>
          <table:table-cell office:value-type="float" office:value="1.9638709999999999" table:formula="msoxl:=D7/1000000" table:style-name="ce69">
            <text:p><text:s/>2.0<text:s/></text:p>
          </table:table-cell>
          <table:table-cell office:value-type="float" office:value="2.8548650000000002" table:formula="msoxl:=E7/1000000" table:style-name="ce70">
            <text:p><text:s/>2.9<text:s/></text:p>
          </table:table-cell>
          <table:table-cell office:value-type="float" office:value="0" table:style-name="ce70">
            <text:p><text:s/>-<text:s text:c="3"/>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51">
            <text:p><text:s/>-<text:s text:c="3"/>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63">
            <text:p>Grand Total</text:p>
          </table:table-cell>
          <table:table-cell office:value-type="float" office:value="3.9647009999999998" table:formula="msoxl:=D8/1000000" table:style-name="ce56">
            <text:p><text:s/>4.0<text:s/></text:p>
          </table:table-cell>
          <table:table-cell office:value-type="float" office:value="5.8940510000000002" table:formula="msoxl:=E8/1000000" table:style-name="ce72">
            <text:p><text:s/>5.9<text:s/></text:p>
          </table:table-cell>
          <table:table-cell office:value-type="float" office:value="23.640491000000001" table:formula="msoxl:=F8/1000000" table:style-name="ce72">
            <text:p><text:s/>23.6<text:s/></text:p>
          </table:table-cell>
          <table:table-cell table:style-name="ce67"/>
          <table:table-cell office:value-type="float" office:value="4.9616889999999998" table:formula="msoxl:=G8/1000000" table:style-name="ce73">
            <text:p><text:s/>5.0<text:s/>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xmlns:presentation="urn:oasis:names:tc:opendocument:xmlns:presentation:1.0" draw:z-index="1" draw:id="id1" draw:style-name="a1" draw:name="Chart 1" svg:x="1.14583in" svg:y="0.07292in" svg:width="5.0625in" svg:height="3.10625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  <table:table table:name="Fig_3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50">
            <text:p>Title:</text:p>
          </table:table-cell>
          <table:table-cell office:value-type="string" table:style-name="ce1">
            <text:p>Funding to Kenya by sector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0">
            <text:p>Source:</text:p>
          </table:table-cell>
          <table:table-cell office:value-type="string" table:style-name="ce1">
            <text:p>Development Initiatives based on UN OCHA FTS data. Data downloaded on 11 July 2016</text:p>
          </table:table-cell>
          <table:table-cell table:number-columns-repeated="16382" table:style-name="ce1"/>
        </table:table-row>
        <table:table-row table:style-name="ro2">
          <table:table-cell office:value-type="string" table:number-columns-spanned="1" table:number-rows-spanned="2" table:style-name="ce83">
            <text:p>Notes:</text:p>
          </table:table-cell>
          <table:table-cell office:value-type="string" table:number-columns-spanned="5" table:number-rows-spanned="2" table:style-name="ce82">
            <text:p>If funding is given in an unearmarked manner and not yet allocated by the recipient agency to a particular project and sector, FTS shows the funding under the heading ‘Sector not yet specified’. ‘All other sectors’ includes: Education; Safety and security of staff and operations; Agriculture; Shelter and non-food items; Protection/Human rights/Rule of law.</text:p>
            <text:p/>
            <text:p/>
          </table:table-cell>
          <table:covered-table-cell table:number-columns-repeated="4"/>
          <table:table-cell table:style-name="ce81"/>
          <table:table-cell table:number-columns-repeated="16377" table:style-name="ce1"/>
        </table:table-row>
        <table:table-row table:style-name="ro3">
          <table:covered-table-cell/>
          <table:covered-table-cell/>
          <table:covered-table-cell table:number-columns-repeated="4"/>
          <table:table-cell table:style-name="ce81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3">
            <text:p>IASC Standard Sector</text:p>
          </table:table-cell>
          <table:table-cell office:value-type="string" table:style-name="ce14">
            <text:p>Total</text:p>
          </table:table-cell>
          <table:table-cell table:style-name="ce1"/>
          <table:table-cell office:value-type="string" table:style-name="ce24">
            <text:p>IASC Standard Sector</text:p>
          </table:table-cell>
          <table:table-cell office:value-type="string" table:style-name="ce25">
            <text:p>Total</text:p>
          </table:table-cell>
          <table:table-cell office:value-type="string" table:style-name="ce26">
            <text:p>US$ m</text:p>
          </table:table-cell>
          <table:table-cell office:value-type="string" table:style-name="ce26">
            <text:p>%</text:p>
          </table:table-cell>
          <table:table-cell table:style-name="ce1">
            <draw:frame xmlns:presentation="urn:oasis:names:tc:opendocument:xmlns:presentation:1.0" draw:z-index="1" draw:id="id2" draw:style-name="a2" draw:name="Chart 1" svg:x="0.33333in" svg:y="0in" svg:width="5.82292in" svg:height="3.31042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3">
            <text:p>Sector not yet specified</text:p>
          </table:table-cell>
          <table:table-cell office:value-type="float" office:value="40562498" table:style-name="ce27">
            <text:p>40562498</text:p>
          </table:table-cell>
          <table:table-cell table:style-name="ce1"/>
          <table:table-cell office:value-type="string" table:style-name="ce13">
            <text:p>Sector not yet specified</text:p>
          </table:table-cell>
          <table:table-cell office:value-type="float" office:value="40562498" table:style-name="ce28">
            <text:p>40562498</text:p>
          </table:table-cell>
          <table:table-cell office:value-type="float" office:value="40.562497999999998" table:formula="msoxl:=F7/1000000" table:style-name="ce5">
            <text:p><text:s/>40.6<text:s/></text:p>
          </table:table-cell>
          <table:table-cell office:value-type="percentage" office:value="0.47612518907966606" table:formula="msoxl:=G7/$G$14" table:style-name="ce29">
            <text:p>48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">
            <text:p>Food</text:p>
          </table:table-cell>
          <table:table-cell office:value-type="float" office:value="16697800" table:style-name="ce30">
            <text:p>16697800</text:p>
          </table:table-cell>
          <table:table-cell table:style-name="ce1"/>
          <table:table-cell office:value-type="string" table:style-name="ce7">
            <text:p>Food</text:p>
          </table:table-cell>
          <table:table-cell office:value-type="float" office:value="16697800" table:style-name="ce31">
            <text:p>16697800</text:p>
          </table:table-cell>
          <table:table-cell office:value-type="float" office:value="16.697800000000001" table:formula="msoxl:=F8/1000000" table:style-name="ce5">
            <text:p><text:s/>16.7<text:s/></text:p>
          </table:table-cell>
          <table:table-cell office:value-type="percentage" office:value="0.19599984158309108" table:formula="msoxl:=G8/$G$14" table:style-name="ce32">
            <text:p>20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">
            <text:p>Multi-sector</text:p>
          </table:table-cell>
          <table:table-cell office:value-type="float" office:value="9581557" table:style-name="ce30">
            <text:p>9581557</text:p>
          </table:table-cell>
          <table:table-cell table:style-name="ce1"/>
          <table:table-cell office:value-type="string" table:style-name="ce7">
            <text:p>Multi-sector</text:p>
          </table:table-cell>
          <table:table-cell office:value-type="float" office:value="9581557" table:style-name="ce31">
            <text:p>9581557</text:p>
          </table:table-cell>
          <table:table-cell office:value-type="float" office:value="9.5815570000000001" table:formula="msoxl:=F9/1000000" table:style-name="ce5">
            <text:p><text:s/>9.6<text:s/></text:p>
          </table:table-cell>
          <table:table-cell office:value-type="percentage" office:value="0.11246892729098189" table:formula="msoxl:=G9/$G$14" table:style-name="ce32">
            <text:p>11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">
            <text:p>Coordination and support services</text:p>
          </table:table-cell>
          <table:table-cell office:value-type="float" office:value="6541570" table:style-name="ce30">
            <text:p>6541570</text:p>
          </table:table-cell>
          <table:table-cell table:style-name="ce1"/>
          <table:table-cell office:value-type="string" table:style-name="ce7">
            <text:p>Coordination and support services</text:p>
          </table:table-cell>
          <table:table-cell office:value-type="float" office:value="6541570" table:style-name="ce31">
            <text:p>6541570</text:p>
          </table:table-cell>
          <table:table-cell office:value-type="float" office:value="6.5415700000000001" table:formula="msoxl:=F10/1000000" table:style-name="ce5">
            <text:p><text:s/>6.5<text:s/></text:p>
          </table:table-cell>
          <table:table-cell office:value-type="percentage" office:value="7.6785365958671262E-2" table:formula="msoxl:=G10/$G$14" table:style-name="ce32">
            <text:p>8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">
            <text:p>Health</text:p>
          </table:table-cell>
          <table:table-cell office:value-type="float" office:value="4449717" table:style-name="ce30">
            <text:p>4449717</text:p>
          </table:table-cell>
          <table:table-cell table:style-name="ce1"/>
          <table:table-cell office:value-type="string" table:style-name="ce7">
            <text:p>Health</text:p>
          </table:table-cell>
          <table:table-cell office:value-type="float" office:value="4449717" table:style-name="ce31">
            <text:p>4449717</text:p>
          </table:table-cell>
          <table:table-cell office:value-type="float" office:value="4.4497169999999997" table:formula="msoxl:=F11/1000000" table:style-name="ce5">
            <text:p><text:s/>4.4<text:s/></text:p>
          </table:table-cell>
          <table:table-cell office:value-type="percentage" office:value="5.2231062001556326E-2" table:formula="msoxl:=G11/$G$14" table:style-name="ce32">
            <text:p>5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">
            <text:p>Water and Sanitation</text:p>
          </table:table-cell>
          <table:table-cell office:value-type="float" office:value="3778023" table:style-name="ce30">
            <text:p>3778023</text:p>
          </table:table-cell>
          <table:table-cell table:style-name="ce1"/>
          <table:table-cell office:value-type="string" table:style-name="ce7">
            <text:p>Water and Sanitation</text:p>
          </table:table-cell>
          <table:table-cell office:value-type="float" office:value="3778023" table:style-name="ce31">
            <text:p>3778023</text:p>
          </table:table-cell>
          <table:table-cell office:value-type="float" office:value="3.7780230000000001" table:formula="msoxl:=F12/1000000" table:style-name="ce5">
            <text:p><text:s/>3.8<text:s/></text:p>
          </table:table-cell>
          <table:table-cell office:value-type="percentage" office:value="4.4346674980972015E-2" table:formula="msoxl:=G12/$G$14" table:style-name="ce32">
            <text:p>4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ducation</text:p>
          </table:table-cell>
          <table:table-cell office:value-type="float" office:value="2068042" table:style-name="ce33">
            <text:p>2068042</text:p>
          </table:table-cell>
          <table:table-cell table:style-name="ce1"/>
          <table:table-cell office:value-type="string" table:style-name="ce20">
            <text:p>Other</text:p>
          </table:table-cell>
          <table:table-cell office:value-type="float" office:value="3581761" table:formula="msoxl:=SUM(C13:C17)" table:style-name="ce34">
            <text:p>3581761</text:p>
          </table:table-cell>
          <table:table-cell office:value-type="float" office:value="3.5817610000000002" table:formula="msoxl:=F13/1000000" table:style-name="ce5">
            <text:p><text:s/>3.6<text:s/></text:p>
          </table:table-cell>
          <table:table-cell office:value-type="percentage" office:value="4.2042939105061378E-2" table:formula="msoxl:=G13/$G$14" table:style-name="ce32">
            <text:p>4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Safety and security of staff and operations</text:p>
          </table:table-cell>
          <table:table-cell office:value-type="float" office:value="906002" table:style-name="ce33">
            <text:p>906002</text:p>
          </table:table-cell>
          <table:table-cell table:style-name="ce1"/>
          <table:table-cell office:value-type="string" table:style-name="ce35">
            <text:p>Total</text:p>
          </table:table-cell>
          <table:table-cell office:value-type="float" office:value="85192926" table:formula="msoxl:=SUM(F7:F13)" table:style-name="ce12">
            <text:p>85192926</text:p>
          </table:table-cell>
          <table:table-cell office:value-type="float" office:value="85.192926" table:formula="msoxl:=F14/1000000" table:style-name="ce2">
            <text:p><text:s/>85.2<text:s/></text:p>
          </table:table-cell>
          <table:table-cell office:value-type="percentage" office:value="1" table:formula="msoxl:=G14/$G$14" table:style-name="ce36">
            <text:p>100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Agriculture</text:p>
          </table:table-cell>
          <table:table-cell office:value-type="float" office:value="244888" table:style-name="ce33">
            <text:p>244888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8">
            <text:p>Shelter and non-food items</text:p>
          </table:table-cell>
          <table:table-cell office:value-type="float" office:value="206439" table:style-name="ce33">
            <text:p>20643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8">
            <text:p>Protection/Human rights/Rule of law</text:p>
          </table:table-cell>
          <table:table-cell office:value-type="float" office:value="156390" table:style-name="ce33">
            <text:p>15639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Grand Total</text:p>
          </table:table-cell>
          <table:table-cell office:value-type="float" office:value="85192926" table:style-name="ce37">
            <text:p>85192926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Fig_4" table:style-name="ta2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50">
            <text:p>Title:</text:p>
          </table:table-cell>
          <table:table-cell office:value-type="string" table:style-name="ce1">
            <text:p>Humanitarian funding to Kenya by funding channel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0">
            <text:p>Source:</text:p>
          </table:table-cell>
          <table:table-cell office:value-type="string" table:style-name="ce1">
            <text:p>Development Initiatives based on UN OCHA FTS data. Data downloaded on 11 July 2016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" table:number-rows-spanned="2" table:style-name="ce83">
            <text:p>Notes:</text:p>
          </table:table-cell>
          <table:table-cell office:value-type="string" table:number-columns-spanned="7" table:number-rows-spanned="2" table:style-name="ce82">
            <text:p>RCRC: International Red Cross and Red Crescent Movement; UNHCR: United Nations High Commissioner for Refugees; WFP: World Food Programme. ‘Others’ include FAO: Food &amp; Agriculture Organization of the United Nations; OCHA: Office for the Coordination of Humanitarian Affairs; UNICEF: United Nations Children’s Fund; United Nations Population Fund; and WHO: World Health Organization.</text:p>
          </table:table-cell>
          <table:covered-table-cell table:number-columns-repeated="6"/>
          <table:table-cell table:number-columns-repeated="16376"/>
        </table:table-row>
        <table:table-row table:style-name="ro5">
          <table:covered-table-cell/>
          <table:covered-table-cell/>
          <table:covered-table-cell table:number-columns-repeated="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4">
            <text:p>Appealing Agency <text:s/>type</text:p>
          </table:table-cell>
          <table:table-cell office:value-type="string" table:style-name="ce24">
            <text:p>Total</text:p>
          </table:table-cell>
          <table:table-cell office:value-type="string" table:style-name="ce74">
            <text:p>UNHCR</text:p>
          </table:table-cell>
          <table:table-cell office:value-type="string" table:style-name="ce74">
            <text:p>WFP</text:p>
          </table:table-cell>
          <table:table-cell office:value-type="string" table:style-name="ce26">
            <text:p>Others</text:p>
          </table:table-cell>
          <table:table-cell office:value-type="string" table:style-name="ce74">
            <text:p>US$ m</text:p>
          </table:table-cell>
          <table:table-cell office:value-type="string" table:style-name="ce26">
            <text:p>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3">
            <text:p>UN Agencies</text:p>
          </table:table-cell>
          <table:table-cell office:value-type="float" office:value="63318837" table:style-name="ce38">
            <text:p>63318837</text:p>
          </table:table-cell>
          <table:table-cell office:value-type="float" office:value="37.499896999999997" table:formula="msoxl:=C26/1000000" table:style-name="ce5">
            <text:p><text:s/>37.5<text:s/></text:p>
          </table:table-cell>
          <table:table-cell office:value-type="float" office:value="18.451143999999999" table:formula="msoxl:=C28/1000000" table:style-name="ce5">
            <text:p><text:s/>18.5<text:s/></text:p>
          </table:table-cell>
          <table:table-cell office:value-type="float" office:value="7.3677960000000002" table:formula="msoxl:=(SUM(C23:C29)-C26-C28)/1000000" table:style-name="ce19">
            <text:p><text:s/>7.4<text:s/></text:p>
          </table:table-cell>
          <table:table-cell table:style-name="ce5"/>
          <table:table-cell office:value-type="percentage" office:value="0" table:formula="msoxl:=G7/$G$12" table:style-name="ce32">
            <text:p>0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">
            <text:p>NGOs</text:p>
          </table:table-cell>
          <table:table-cell office:value-type="float" office:value="18483097" table:style-name="ce6">
            <text:p>18483097</text:p>
          </table:table-cell>
          <table:table-cell table:number-columns-repeated="2" table:style-name="ce34"/>
          <table:table-cell table:style-name="ce1"/>
          <table:table-cell office:value-type="float" office:value="18.483097000000001" table:formula="msoxl:=C8/1000000" table:style-name="ce5">
            <text:p><text:s/>18.5<text:s/></text:p>
          </table:table-cell>
          <table:table-cell office:value-type="percentage" office:value="0.21695577165644012" table:formula="msoxl:=G8/$G$12" table:style-name="ce32">
            <text:p>22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">
            <text:p>RCRC</text:p>
          </table:table-cell>
          <table:table-cell office:value-type="float" office:value="2919917" table:style-name="ce6">
            <text:p>2919917</text:p>
          </table:table-cell>
          <table:table-cell table:number-columns-repeated="2" table:style-name="ce34"/>
          <table:table-cell table:style-name="ce1"/>
          <table:table-cell office:value-type="float" office:value="2.9199169999999999" table:formula="msoxl:=C9/1000000" table:style-name="ce5">
            <text:p><text:s/>2.9<text:s/></text:p>
          </table:table-cell>
          <table:table-cell office:value-type="percentage" office:value="3.4274172012826509E-2" table:formula="msoxl:=G9/$G$12" table:style-name="ce32">
            <text:p>3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">
            <text:p>Other</text:p>
          </table:table-cell>
          <table:table-cell office:value-type="float" office:value="277595" table:style-name="ce6">
            <text:p>277595</text:p>
          </table:table-cell>
          <table:table-cell table:number-columns-repeated="2" table:style-name="ce34"/>
          <table:table-cell table:style-name="ce1"/>
          <table:table-cell office:value-type="float" office:value="0.27759499999999998" table:formula="msoxl:=C10/1000000" table:style-name="ce5">
            <text:p><text:s/>0.3<text:s/></text:p>
          </table:table-cell>
          <table:table-cell office:value-type="percentage" office:value="3.2584278182909224E-3" table:formula="msoxl:=G10/$G$12" table:style-name="ce39">
            <text:p>0.3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">
            <text:p>Government</text:p>
          </table:table-cell>
          <table:table-cell office:value-type="float" office:value="193480" table:style-name="ce6">
            <text:p>193480</text:p>
          </table:table-cell>
          <table:table-cell table:number-columns-repeated="2" table:style-name="ce34"/>
          <table:table-cell table:style-name="ce1"/>
          <table:table-cell office:value-type="float" office:value="0.19348000000000001" table:formula="msoxl:=C11/1000000" table:style-name="ce5">
            <text:p><text:s/>0.2<text:s/></text:p>
          </table:table-cell>
          <table:table-cell office:value-type="percentage" office:value="2.2710805824417866E-3" table:formula="msoxl:=G11/$G$12" table:style-name="ce39">
            <text:p>0.2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4">
            <text:p>Grand Total</text:p>
          </table:table-cell>
          <table:table-cell office:value-type="float" office:value="85192926" table:style-name="ce3">
            <text:p>85192926</text:p>
          </table:table-cell>
          <table:table-cell table:number-columns-repeated="3" table:style-name="ce12"/>
          <table:table-cell office:value-type="float" office:value="85.192926" table:formula="msoxl:=C12/1000000" table:style-name="ce2">
            <text:p><text:s/>85.2<text:s/></text:p>
          </table:table-cell>
          <table:table-cell office:value-type="percentage" office:value="1" table:formula="msoxl:=G12/$G$12" table:style-name="ce36">
            <text:p>100%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75">
            <text:p>Appealing Agency <text:s/>type</text:p>
          </table:table-cell>
          <table:table-cell office:value-type="string" table:style-name="ce74">
            <text:p>US$ m</text:p>
          </table:table-cell>
          <table:table-cell table:style-name="ce1">
            <draw:frame xmlns:presentation="urn:oasis:names:tc:opendocument:xmlns:presentation:1.0" draw:z-index="1" draw:id="id3" draw:style-name="a3" draw:name="Chart 2" svg:x="0.58333in" svg:y="0.05208in" svg:width="5in" svg:height="3.1062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41">
            <text:p>UN Agencies</text:p>
          </table:table-cell>
          <table:table-cell office:value-type="float" office:value="63.318837000000002" table:style-name="ce5">
            <text:p><text:s/>63.3<text:s/>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2">
            <text:p>NGOs</text:p>
          </table:table-cell>
          <table:table-cell office:value-type="float" office:value="18.483097000000001" table:style-name="ce5">
            <text:p><text:s/>18.5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2">
            <text:p>RCRC</text:p>
          </table:table-cell>
          <table:table-cell office:value-type="float" office:value="2.9199169999999999" table:style-name="ce5">
            <text:p><text:s/>2.9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2">
            <text:p>Other</text:p>
          </table:table-cell>
          <table:table-cell office:value-type="float" office:value="0.27759499999999998" table:style-name="ce5">
            <text:p><text:s/>0.3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3">
            <text:p>Government</text:p>
          </table:table-cell>
          <table:table-cell office:value-type="float" office:value="0.19348000000000001" table:style-name="ce44">
            <text:p><text:s/>0.2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0">
            <text:p>UN Agencies Break dow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0">
            <text:p>Appealing agency top org.</text:p>
          </table:table-cell>
          <table:table-cell office:value-type="string" table:style-name="ce45">
            <text:p>Tot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1">
            <text:p>Food &amp; Agriculture Organization of the United Nations</text:p>
          </table:table-cell>
          <table:table-cell office:value-type="float" office:value="244888" table:style-name="ce46">
            <text:p>24488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2">
            <text:p>Office for the Coordination of Humanitarian Affairs</text:p>
          </table:table-cell>
          <table:table-cell office:value-type="float" office:value="1197238" table:style-name="ce47">
            <text:p>119723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2">
            <text:p>United Nations Children's Fund</text:p>
          </table:table-cell>
          <table:table-cell office:value-type="float" office:value="4743407" table:style-name="ce47">
            <text:p>474340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2">
            <text:p>United Nations High Commissioner for Refugees</text:p>
          </table:table-cell>
          <table:table-cell office:value-type="float" office:value="37499897" table:style-name="ce47">
            <text:p>3749989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2">
            <text:p>United Nations Population Fund</text:p>
          </table:table-cell>
          <table:table-cell office:value-type="float" office:value="249972" table:style-name="ce47">
            <text:p>24997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2">
            <text:p>World Food Programme</text:p>
          </table:table-cell>
          <table:table-cell office:value-type="float" office:value="18451144" table:style-name="ce47">
            <text:p>1845114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3">
            <text:p>World Health Organization</text:p>
          </table:table-cell>
          <table:table-cell office:value-type="float" office:value="932291" table:style-name="ce48">
            <text:p>932291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Fig_5" table:style-name="ta2"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50">
            <text:p>Title:</text:p>
          </table:table-cell>
          <table:table-cell office:value-type="string" table:style-name="ce1">
            <text:p>Humanitarian funding to Kenya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0">
            <text:p>Source:</text:p>
          </table:table-cell>
          <table:table-cell office:value-type="string" table:style-name="ce1">
            <text:p>Development Initiatives based on UN OCHA FTS data. Data downloaded on 11 July 2016</text:p>
          </table:table-cell>
          <table:table-cell table:number-columns-repeated="4" table:style-name="ce1"/>
          <table:table-cell table:style-name="ce1">
            <draw:frame xmlns:presentation="urn:oasis:names:tc:opendocument:xmlns:presentation:1.0" draw:z-index="1" draw:id="id4" draw:style-name="a4" draw:name="Chart 1" svg:x="0.51042in" svg:y="0.14583in" svg:width="5.83333in" svg:height="3.106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50">
            <text:p>Notes:</text:p>
          </table:table-cell>
          <table:table-cell office:value-type="string" table:style-name="ce1">
            <text:p>2016 data is up to and including 11 July 2016.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0">
            <text:p>Emergency year</text:p>
          </table:table-cell>
          <table:table-cell office:value-type="string" table:style-name="ce49">
            <text:p>Total</text:p>
          </table:table-cell>
          <table:table-cell office:value-type="string" table:style-name="ce12">
            <text:p>US$m</text:p>
          </table:table-cell>
          <table:table-cell table:style-name="ce1"/>
          <table:table-cell office:value-type="string" table:style-name="ce50">
            <text:p>Decline by %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2012" table:style-name="ce41">
            <text:p>2012</text:p>
          </table:table-cell>
          <table:table-cell office:value-type="float" office:value="636689143" table:style-name="ce27">
            <text:p>636689143</text:p>
          </table:table-cell>
          <table:table-cell office:value-type="float" office:value="636.68914299999994" table:formula="msoxl:=C7/1000000" table:style-name="ce51">
            <text:p><text:s/>636.7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013" table:style-name="ce42">
            <text:p>2013</text:p>
          </table:table-cell>
          <table:table-cell office:value-type="float" office:value="443736101" table:style-name="ce30">
            <text:p>443736101</text:p>
          </table:table-cell>
          <table:table-cell office:value-type="float" office:value="443.73610100000002" table:formula="msoxl:=C8/1000000" table:style-name="ce51">
            <text:p><text:s/>443.7<text:s/></text:p>
          </table:table-cell>
          <table:table-cell office:value-type="percentage" office:value="0.69694309362520424" table:formula="msoxl:=D8/D7" table:style-name="ce16">
            <text:p>70%</text:p>
          </table:table-cell>
          <table:table-cell office:value-type="percentage" office:value="0.30305690637479576" table:formula="msoxl:=100%-E8" table:style-name="ce16">
            <text:p>30%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2014" table:style-name="ce42">
            <text:p>2014</text:p>
          </table:table-cell>
          <table:table-cell office:value-type="float" office:value="266302451" table:style-name="ce30">
            <text:p>266302451</text:p>
          </table:table-cell>
          <table:table-cell office:value-type="float" office:value="266.30245100000002" table:formula="msoxl:=C9/1000000" table:style-name="ce51">
            <text:p><text:s/>266.3<text:s/></text:p>
          </table:table-cell>
          <table:table-cell office:value-type="percentage" office:value="0.60013699674167376" table:formula="msoxl:=D9/D8" table:style-name="ce16">
            <text:p>60%</text:p>
          </table:table-cell>
          <table:table-cell office:value-type="percentage" office:value="0.39986300325832624" table:formula="msoxl:=100%-E9" table:style-name="ce16">
            <text:p>40%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2015" table:style-name="ce42">
            <text:p>2015</text:p>
          </table:table-cell>
          <table:table-cell office:value-type="float" office:value="207369374" table:style-name="ce30">
            <text:p>207369374</text:p>
          </table:table-cell>
          <table:table-cell office:value-type="float" office:value="207.36937399999999" table:formula="msoxl:=C10/1000000" table:style-name="ce51">
            <text:p><text:s/>207.4<text:s/></text:p>
          </table:table-cell>
          <table:table-cell office:value-type="percentage" office:value="0.778698706006277" table:formula="msoxl:=D10/D9" table:style-name="ce16">
            <text:p>78%</text:p>
          </table:table-cell>
          <table:table-cell office:value-type="percentage" office:value="0.221301293993723" table:formula="msoxl:=100%-E10" table:style-name="ce16">
            <text:p>22%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2016" table:style-name="ce43">
            <text:p>2016</text:p>
          </table:table-cell>
          <table:table-cell office:value-type="float" office:value="85192926" table:style-name="ce52">
            <text:p>85192926</text:p>
          </table:table-cell>
          <table:table-cell office:value-type="float" office:value="85.192926" table:formula="msoxl:=C11/1000000" table:style-name="ce53">
            <text:p><text:s/>85.2<text:s/></text:p>
          </table:table-cell>
          <table:table-cell office:value-type="percentage" office:value="0.41082694303740341" table:formula="msoxl:=D11/D10" table:style-name="ce16">
            <text:p>41%</text:p>
          </table:table-cell>
          <table:table-cell office:value-type="percentage" office:value="0.58917305696259659" table:formula="msoxl:=100%-E11" table:style-name="ce16">
            <text:p>59%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Average over 4 years</text:p>
          </table:table-cell>
          <table:table-cell office:value-type="percentage" office:value="0.37834856514736037" table:formula="msoxl:=AVERAGE(F8:F11)" table:style-name="ce54">
            <text:p>38%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1" number:min-integer-digits="1"/>
      <number:text>%</number:text>
    </number:percentage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_32_2" style:display-name="Percent 2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ylaas</meta:initial-creator>
    <dc:creator>simonm</dc:creator>
    <meta:creation-date>2016-07-12T08:33:02Z</meta:creation-date>
    <dc:date>2016-07-13T08:40:0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5">
      <style:graphic-properties draw:fill="solid" draw:fill-color="#92d050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415.2pt" chart:style-name="Crt0">
        <chart:plot-area chart:style-name="Plt0">
          <chart:axis chart:dimension="x" chart:name="primary-x" chart:style-name="Axs0">
            <chart:categories table:cell-range-address="Fig_1.$G$7:.$G$16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1.$H$6" chart:values-cell-range-address="Fig_1.$H$7:.$H$16" chart:class="chart:bar" chart:attached-axis="primary-y" chart:style-name="G0S0">
            <chart:data-point chart:repeated="5"/>
            <chart:data-point chart:style-name="G0S0P5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4.5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_2.$D$10:.$H$10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2.$C$11" chart:values-cell-range-address="Fig_2.$D$11:.$H$11" chart:class="chart:bar" chart:attached-axis="primary-y" chart:style-name="G0S0">
            <chart:data-point chart:repeated="5"/>
          </chart:series>
          <chart:series chart:label-cell-address="Fig_2.$C$12" chart:values-cell-range-address="Fig_2.$D$12:.$H$12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38.35pt" svg:width="419.25pt" chart:style-name="Crt0">
        <chart:plot-area chart:style-name="Plt0">
          <chart:axis chart:dimension="x">
            <chart:categories table:cell-range-address="Fig_3.$E$7:.$E$13"/>
          </chart:axis>
          <chart:axis chart:dimension="y"/>
          <chart:series chart:values-cell-range-address="Fig_3.$G$7:.$G$1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3P2" style:data-style-name="N0">
      <style:chart-properties chart:link-data-style-to-source="true" chart:data-label-number="valu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P3" style:data-style-name="N0">
      <style:chart-properties chart:link-data-style-to-source="true" chart:data-label-number="valu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P4" style:data-style-name="N0">
      <style:chart-properties chart:link-data-style-to-source="true" chart:data-label-number="valu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_4.$B$7:.$B$11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4.$D$6" chart:values-cell-range-address="Fig_4.$D$7:.$D$11" chart:class="chart:bar" chart:attached-axis="primary-y" chart:style-name="G0S0">
            <chart:data-point chart:repeated="5"/>
          </chart:series>
          <chart:series chart:label-cell-address="Fig_4.$E$6" chart:values-cell-range-address="Fig_4.$E$7:.$E$11" chart:class="chart:bar" chart:attached-axis="primary-y" chart:style-name="G0S1">
            <chart:data-point chart:repeated="5"/>
          </chart:series>
          <chart:series chart:label-cell-address="Fig_4.$F$6" chart:values-cell-range-address="Fig_4.$F$7:.$F$11" chart:class="chart:bar" chart:attached-axis="primary-y" chart:style-name="G0S2">
            <chart:data-point chart:repeated="5"/>
          </chart:series>
          <chart:series chart:label-cell-address="Fig_4.$G$6" chart:values-cell-range-address="Fig_4.$G$7:.$G$11" chart:class="chart:bar" chart:attached-axis="primary-y" chart:style-name="G0S3">
            <chart:data-point chart:repeated="2"/>
            <chart:data-point chart:style-name="G0S3P2"/>
            <chart:data-point chart:style-name="G0S3P3"/>
            <chart:data-point chart:style-name="G0S3P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420.0pt" chart:style-name="Crt0">
        <chart:plot-area chart:style-name="Plt0">
          <chart:axis chart:dimension="x" chart:name="primary-x" chart:style-name="Axs0">
            <chart:categories table:cell-range-address="Fig_5.$B$7:.$B$11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5.$D$7:.$D$11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